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color="#c9211e" loext:opacity="100%" style:text-underline-style="solid" style:text-underline-width="auto" style:text-underline-color="font-color" officeooo:rsid="0011cee0" officeooo:paragraph-rsid="0011cee0"/>
    </style:style>
    <style:style style:name="P2" style:family="paragraph" style:parent-style-name="Title">
      <style:text-properties fo:color="#c9211e" loext:opacity="100%" style:text-underline-style="solid" style:text-underline-width="auto" style:text-underline-color="font-color" officeooo:rsid="0011cee0" officeooo:paragraph-rsid="0011cee0"/>
    </style:style>
    <style:style style:name="P3" style:family="paragraph" style:parent-style-name="Text_20_body">
      <style:text-properties fo:color="#000000" loext:opacity="100%" fo:font-style="normal" style:text-underline-style="none" officeooo:rsid="0011cee0" officeooo:paragraph-rsid="0011cee0" style:font-style-asian="normal" style:font-style-complex="normal"/>
    </style:style>
    <style:style style:name="P4" style:family="paragraph" style:parent-style-name="Text_20_body">
      <style:text-properties fo:color="#000000" loext:opacity="100%" fo:font-style="normal" style:text-underline-style="none" fo:font-weight="bold" officeooo:rsid="0011cee0" officeooo:paragraph-rsid="0011cee0" style:font-style-asian="normal" style:font-weight-asian="bold" style:font-style-complex="normal" style:font-weight-complex="bold"/>
    </style:style>
    <style:style style:name="P5" style:family="paragraph" style:parent-style-name="Text_20_body">
      <style:text-properties fo:color="#000000" loext:opacity="100%" fo:font-style="normal" style:text-underline-style="none" fo:font-weight="bold" officeooo:rsid="00144a30" officeooo:paragraph-rsid="00144a30" style:font-style-asian="normal" style:font-weight-asian="bold" style:font-style-complex="normal" style:font-weight-complex="bold"/>
    </style:style>
    <style:style style:name="P6" style:family="paragraph" style:parent-style-name="Text_20_body">
      <style:text-properties fo:color="#000000" loext:opacity="100%" fo:font-style="normal" style:text-underline-style="none" fo:font-weight="bold" officeooo:rsid="0015e7cf" officeooo:paragraph-rsid="0015e7cf" style:font-style-asian="normal" style:font-weight-asian="bold" style:font-style-complex="normal" style:font-weight-complex="bold"/>
    </style:style>
    <style:style style:name="P7" style:family="paragraph" style:parent-style-name="Text_20_body">
      <style:text-properties fo:color="#000000" loext:opacity="100%" fo:font-style="normal" style:text-underline-style="none" fo:font-weight="bold" officeooo:rsid="00191d9b" officeooo:paragraph-rsid="00191d9b" style:font-style-asian="normal" style:font-weight-asian="bold" style:font-style-complex="normal" style:font-weight-complex="bold"/>
    </style:style>
    <style:style style:name="P8" style:family="paragraph" style:parent-style-name="Text_20_body">
      <style:text-properties fo:color="#000000" loext:opacity="100%" fo:font-style="normal" style:text-underline-style="none" fo:font-weight="normal" officeooo:rsid="0011cee0" officeooo:paragraph-rsid="0011cee0" style:font-style-asian="normal" style:font-weight-asian="normal" style:font-style-complex="normal" style:font-weight-complex="normal"/>
    </style:style>
    <style:style style:name="P9" style:family="paragraph" style:parent-style-name="Text_20_body">
      <style:text-properties fo:color="#000000" loext:opacity="100%" fo:font-style="normal" style:text-underline-style="none" fo:font-weight="normal" officeooo:rsid="0013574d" officeooo:paragraph-rsid="0013574d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fo:color="#000000" loext:opacity="100%" fo:font-style="normal" style:text-underline-style="none" fo:font-weight="normal" officeooo:rsid="00144a30" officeooo:paragraph-rsid="00144a30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fo:color="#000000" loext:opacity="100%" fo:font-style="normal" style:text-underline-style="none" fo:font-weight="normal" officeooo:rsid="0015e7cf" officeooo:paragraph-rsid="0015e7cf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color="#000000" loext:opacity="100%" fo:font-style="normal" style:text-underline-style="none" fo:font-weight="normal" officeooo:rsid="00175ae7" officeooo:paragraph-rsid="00175ae7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color="#000000" loext:opacity="100%" fo:font-style="normal" style:text-underline-style="none" fo:font-weight="bold" officeooo:rsid="00191d9b" officeooo:paragraph-rsid="00191d9b" style:font-style-asian="normal" style:font-weight-asian="bold" style:font-style-complex="normal" style:font-weight-complex="bold"/>
    </style:style>
    <style:style style:name="P14" style:family="paragraph" style:parent-style-name="Text_20_body">
      <style:text-properties fo:color="#000000" loext:opacity="100%" fo:font-style="normal" style:text-underline-style="none" fo:font-weight="bold" officeooo:rsid="001af87d" officeooo:paragraph-rsid="001af87d" style:font-style-asian="normal" style:font-weight-asian="bold" style:font-style-complex="normal" style:font-weight-complex="bold"/>
    </style:style>
    <style:style style:name="P15" style:family="paragraph" style:parent-style-name="Text_20_body">
      <style:text-properties fo:color="#000000" loext:opacity="100%" fo:font-style="normal" style:text-underline-style="none" fo:font-weight="bold" officeooo:rsid="001c484e" officeooo:paragraph-rsid="001c484e" style:font-style-asian="normal" style:font-weight-asian="bold" style:font-style-complex="normal" style:font-weight-complex="bold"/>
    </style:style>
    <style:style style:name="P16" style:family="paragraph" style:parent-style-name="Text_20_body">
      <style:text-properties fo:color="#000000" loext:opacity="100%" fo:font-style="normal" style:text-underline-style="none" fo:font-weight="bold" officeooo:rsid="0020e1e5" officeooo:paragraph-rsid="0020e1e5" style:font-style-asian="normal" style:font-weight-asian="bold" style:font-style-complex="normal" style:font-weight-complex="bold"/>
    </style:style>
    <style:style style:name="P17" style:family="paragraph" style:parent-style-name="Text_20_body">
      <style:text-properties fo:color="#000000" loext:opacity="100%" fo:font-style="normal" style:text-underline-style="none" fo:font-weight="bold" officeooo:rsid="0020f63f" officeooo:paragraph-rsid="0020f63f" style:font-style-asian="normal" style:font-weight-asian="bold" style:font-style-complex="normal" style:font-weight-complex="bold"/>
    </style:style>
    <style:style style:name="P18" style:family="paragraph" style:parent-style-name="Text_20_body">
      <style:text-properties fo:color="#000000" loext:opacity="100%" fo:font-style="normal" style:text-underline-style="none" fo:font-weight="bold" officeooo:rsid="002182e5" officeooo:paragraph-rsid="002182e5" style:font-style-asian="normal" style:font-weight-asian="bold" style:font-style-complex="normal" style:font-weight-complex="bold"/>
    </style:style>
    <style:style style:name="P19" style:family="paragraph" style:parent-style-name="Text_20_body">
      <style:text-properties fo:color="#000000" loext:opacity="100%" fo:font-style="normal" style:text-underline-style="none" fo:font-weight="bold" officeooo:rsid="0021d09f" officeooo:paragraph-rsid="0021d09f" style:font-style-asian="normal" style:font-weight-asian="bold" style:font-style-complex="normal" style:font-weight-complex="bold"/>
    </style:style>
    <style:style style:name="P20" style:family="paragraph" style:parent-style-name="Text_20_body">
      <style:text-properties fo:color="#000000" loext:opacity="100%" fo:font-style="normal" style:text-underline-style="none" fo:font-weight="bold" officeooo:rsid="0025a98c" officeooo:paragraph-rsid="0025a98c" style:font-style-asian="normal" style:font-weight-asian="bold" style:font-style-complex="normal" style:font-weight-complex="bold"/>
    </style:style>
    <style:style style:name="P21" style:family="paragraph" style:parent-style-name="Text_20_body">
      <style:text-properties fo:color="#000000" loext:opacity="100%" fo:font-style="normal" style:text-underline-style="none" fo:font-weight="normal" officeooo:rsid="001af87d" officeooo:paragraph-rsid="001af87d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color="#2a6099" loext:opacity="100%" fo:font-style="normal" style:text-underline-style="none" fo:font-weight="bold" officeooo:rsid="0024a388" officeooo:paragraph-rsid="0024a388" style:font-style-asian="normal" style:font-weight-asian="bold" style:font-style-complex="normal" style:font-weight-complex="bold"/>
    </style:style>
    <style:style style:name="P23" style:family="paragraph" style:parent-style-name="Text_20_body">
      <style:text-properties fo:color="#2a6099" loext:opacity="100%" fo:font-style="normal" style:text-underline-style="none" fo:font-weight="bold" officeooo:rsid="0021d09f" officeooo:paragraph-rsid="0021d09f" style:font-style-asian="normal" style:font-weight-asian="bold" style:font-style-complex="normal" style:font-weight-complex="bold"/>
    </style:style>
    <style:style style:name="P24" style:family="paragraph" style:parent-style-name="Text_20_body">
      <style:text-properties fo:color="#2a6099" loext:opacity="100%" fo:font-style="normal" style:text-underline-style="none" fo:font-weight="bold" officeooo:rsid="002182e5" officeooo:paragraph-rsid="002182e5" style:font-style-asian="normal" style:font-weight-asian="bold" style:font-style-complex="normal" style:font-weight-complex="bold"/>
    </style:style>
    <style:style style:name="P25" style:family="paragraph" style:parent-style-name="Text_20_body">
      <style:text-properties fo:color="#2a6099" loext:opacity="100%" fo:font-style="normal" style:text-underline-style="none" fo:font-weight="bold" officeooo:rsid="0020e1e5" officeooo:paragraph-rsid="0020e1e5" style:font-style-asian="normal" style:font-weight-asian="bold" style:font-style-complex="normal" style:font-weight-complex="bold"/>
    </style:style>
    <style:style style:name="P26" style:family="paragraph" style:parent-style-name="Text_20_body">
      <style:text-properties fo:color="#2a6099" loext:opacity="100%" fo:font-style="normal" style:text-underline-style="none" fo:font-weight="bold" officeooo:rsid="001c484e" officeooo:paragraph-rsid="001c484e" style:font-style-asian="normal" style:font-weight-asian="bold" style:font-style-complex="normal" style:font-weight-complex="bold"/>
    </style:style>
    <style:style style:name="P27" style:family="paragraph" style:parent-style-name="Text_20_body">
      <style:text-properties fo:color="#ff5429" loext:opacity="100%" fo:font-style="normal" style:text-underline-style="solid" style:text-underline-width="auto" style:text-underline-color="font-color" fo:font-weight="bold" officeooo:rsid="001af87d" officeooo:paragraph-rsid="001af87d" style:font-style-asian="normal" style:font-weight-asian="bold" style:font-style-complex="normal" style:font-weight-complex="bold"/>
    </style:style>
    <style:style style:name="P28" style:family="paragraph" style:parent-style-name="Text_20_body">
      <style:text-properties fo:color="#ff5429" loext:opacity="100%" fo:font-style="normal" style:text-underline-style="solid" style:text-underline-width="auto" style:text-underline-color="font-color" fo:font-weight="bold" officeooo:rsid="0020e1e5" officeooo:paragraph-rsid="0020e1e5" style:font-style-asian="normal" style:font-weight-asian="bold" style:font-style-complex="normal" style:font-weight-complex="bold"/>
    </style:style>
    <style:style style:name="P29" style:family="paragraph" style:parent-style-name="Text_20_body">
      <style:text-properties fo:color="#ff5429" loext:opacity="100%" fo:font-style="normal" style:text-underline-style="solid" style:text-underline-width="auto" style:text-underline-color="font-color" fo:font-weight="bold" officeooo:rsid="0020f63f" officeooo:paragraph-rsid="0020f63f" style:font-style-asian="normal" style:font-weight-asian="bold" style:font-style-complex="normal" style:font-weight-complex="bold"/>
    </style:style>
    <style:style style:name="P30" style:family="paragraph" style:parent-style-name="Text_20_body">
      <style:text-properties fo:color="#ff5429" loext:opacity="100%" fo:font-style="normal" style:text-underline-style="solid" style:text-underline-width="auto" style:text-underline-color="font-color" fo:font-weight="bold" officeooo:rsid="002182e5" officeooo:paragraph-rsid="002182e5" style:font-style-asian="normal" style:font-weight-asian="bold" style:font-style-complex="normal" style:font-weight-complex="bold"/>
    </style:style>
    <style:style style:name="P31" style:family="paragraph" style:parent-style-name="Text_20_body">
      <style:text-properties fo:color="#ff5429" loext:opacity="100%" fo:font-style="normal" style:text-underline-style="solid" style:text-underline-width="auto" style:text-underline-color="font-color" fo:font-weight="bold" officeooo:rsid="0021d09f" officeooo:paragraph-rsid="0021d09f" style:font-style-asian="normal" style:font-weight-asian="bold" style:font-style-complex="normal" style:font-weight-complex="bold"/>
    </style:style>
    <style:style style:name="P32" style:family="paragraph" style:parent-style-name="Text_20_body">
      <style:text-properties fo:color="#ff5429" loext:opacity="100%" fo:font-style="normal" style:text-underline-style="solid" style:text-underline-width="auto" style:text-underline-color="font-color" fo:font-weight="bold" officeooo:rsid="0025a98c" officeooo:paragraph-rsid="0025a98c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c9211e" loext:opacity="100%" style:text-underline-style="solid" style:text-underline-width="auto" style:text-underline-color="font-color"/>
    </style:style>
    <style:style style:name="T4" style:family="text">
      <style:text-properties officeooo:rsid="001b690c"/>
    </style:style>
    <style:style style:name="T5" style:family="text">
      <style:text-properties officeooo:rsid="001d88c1"/>
    </style:style>
    <style:style style:name="T6" style:family="text">
      <style:text-properties officeooo:rsid="001f239c"/>
    </style:style>
    <style:style style:name="T7" style:family="text">
      <style:text-properties fo:color="#ff5429" loext:opacity="100%"/>
    </style:style>
    <style:style style:name="T8" style:family="text">
      <style:text-properties fo:color="#ff5429" loext:opacity="100%" style:text-underline-style="solid" style:text-underline-width="auto" style:text-underline-color="font-color"/>
    </style:style>
    <style:style style:name="T9" style:family="text">
      <style:text-properties fo:color="#ff5429" loext:opacity="100%" style:text-underline-style="solid" style:text-underline-width="auto" style:text-underline-color="font-color" officeooo:rsid="001b690c"/>
    </style:style>
    <style:style style:name="T10" style:family="text">
      <style:text-properties fo:color="#ff5429" loext:opacity="100%" style:text-underline-style="solid" style:text-underline-width="auto" style:text-underline-color="font-color" officeooo:rsid="001f239c"/>
    </style:style>
    <style:style style:name="T11" style:family="text">
      <style:text-properties fo:color="#ff5429" loext:opacity="100%" style:text-underline-style="solid" style:text-underline-width="auto" style:text-underline-color="font-color" officeooo:rsid="001d88c1"/>
    </style:style>
    <style:style style:name="T12" style:family="text">
      <style:text-properties fo:color="#ff5429" loext:opacity="100%" officeooo:rsid="001b690c"/>
    </style:style>
    <style:style style:name="T13" style:family="text">
      <style:text-properties fo:color="#ff5429" loext:opacity="100%" officeooo:rsid="001f239c"/>
    </style:style>
    <style:style style:name="T14" style:family="text">
      <style:text-properties fo:color="#ff5429" loext:opacity="100%" officeooo:rsid="001d88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AMEN TEORICO ANGULAR</text:p>
      <text:p text:style-name="P1"/>
      <text:p text:style-name="P3">1.- ¿Cómo mostrarías en un párrafo de un componente el valor de una propiedad de su clase llamada “edad”?</text:p>
      <text:p text:style-name="P3"><text:tab/><text:span text:style-name="T1">Con la Interpolación.</text:span></text:p>
      <text:p text:style-name="P4"><text:tab/>&lt;p&gt; La edad es de: {{ edad }} &lt;/p&gt;</text:p>
      <text:p text:style-name="P4"/>
      <text:p text:style-name="P8">2.- Un componente padre muestra en su vista un hijo “cabecera” y otro hijo “item” tantas veces como elemnetos haya en un array de su clase asociada llamada “items”.¿Cómo serñia el codigo de esa vista?</text:p>
      <text:p text:style-name="P4"><text:tab/>&lt;div&gt;</text:p>
      <text:p text:style-name="P4"><text:s text:c="2"/><text:tab/>&lt;app-cabecera&gt;&lt;/app-cabecera&gt;</text:p>
      <text:p text:style-name="P4"><text:s text:c="2"/><text:tab/>&lt;div *ngFor="let item of items"&gt;</text:p>
      <text:p text:style-name="P4"><text:s text:c="4"/><text:tab/><text:tab/>&lt;app-item [data]="item"&gt;&lt;/app-item&gt;</text:p>
      <text:p text:style-name="P4"><text:s text:c="2"/><text:tab/>&lt;/div&gt;</text:p>
      <text:p text:style-name="P4"><text:tab/>&lt;/div&gt;</text:p>
      <text:p text:style-name="P4"/>
      <text:p text:style-name="P9">3.- Explica de forma detenida como se produce el arranque de una aplicación Angular.</text:p>
      <text:p text:style-name="P9"><text:tab/><text:span text:style-name="T1">Una vez que haces el ng serve -o , se inicializa el AppModule, en este es donde esta definido todos los componentes, servicios… Carga el componente raíz, que angular lo va a encontrar dentro del AppModule. Lo encuentra y ejecuta una serie de acciones. Despues de ejecutarse eso examina el html del componente y lo muestra en el navegador.</text:span></text:p>
      <text:p text:style-name="P9"><text:span text:style-name="T1"/></text:p>
      <text:p text:style-name="P10">4.- Si en la vista de un componente aparece el siguiente código &lt;hijo&gt;Texto&lt;/hijo&gt;, ¿qué características de Angular estoy usando?¿Cuál es su utilidad?</text:p>
      <text:p text:style-name="P5">Estas utilizando la característica de componentes hijos.</text:p>
      <text:p text:style-name="P5">La utilidad de los componentes hijos es dividir la interfaz de usuario en partes más pequeñas y reutilizables, lo que facilita la construcción, mantenimiento y escalabilidad de la aplicación. </text:p>
      <text:p text:style-name="P5"/>
      <text:p text:style-name="P5"/>
      <text:p text:style-name="P5"/>
      <text:p text:style-name="P5"/>
      <text:p text:style-name="P5"/>
      <text:p text:style-name="P10"><text:soft-page-break/>5.-Escribe el código del controlador de un componente hijo que envíe a su padre , en forma de Output, el numero de veces que se ha pulsado un botón. Escribe la linea de código que necesita el padre para acceder a esos datos.</text:p>
      <text:p text:style-name="P10"/>
      <text:p text:style-name="P5">export class Hijo {</text:p>
      <text:p text:style-name="P5"><text:s text:c="2"/>contadorClicks: number = 0;</text:p>
      <text:p text:style-name="P5"><text:s text:c="2"/>@Output() contadorActualizado = new EventEmitter&lt;number&gt;();</text:p>
      <text:p text:style-name="P5"/>
      <text:p text:style-name="P5"><text:s text:c="2"/>incrementarContador() {</text:p>
      <text:p text:style-name="P5"><text:s text:c="4"/>this.contadorClicks++;</text:p>
      <text:p text:style-name="P5"><text:s text:c="4"/>this.contadorActualizado.emit(this.contadorClicks);</text:p>
      <text:p text:style-name="P5"><text:s text:c="2"/>}</text:p>
      <text:p text:style-name="P5">}</text:p>
      <text:p text:style-name="P10"/>
      <text:p text:style-name="P5">La línea de código que necesita el padre es: </text:p>
      <text:p text:style-name="P5">&lt;app-child (contadorActualizado)="actualizarContador($event)"&gt;&lt;/app-child&gt;</text:p>
      <text:p text:style-name="P5"/>
      <text:p text:style-name="P10">6.-Crea una directiva en Angular llamada “MiDirectiva” que cambie el color de fondo del elemento al que se le aplica, utilizando un color personalizado proporcionado como parametro, y proporciona un ejemplo de uso en un componente.</text:p>
      <text:p text:style-name="P5">export class MiDirectivaDirective implements OnInit {</text:p>
      <text:p text:style-name="P5"><text:s text:c="2"/>@Input('miDirectiva') colorPersonalizado: string;</text:p>
      <text:p text:style-name="P5"><text:s text:c="2"/>constructor(private el: ElementRef, private renderer: Renderer2) { }</text:p>
      <text:p text:style-name="P5"><text:s text:c="2"/>ngOnInit() {</text:p>
      <text:p text:style-name="P5"><text:s text:c="4"/>this.renderer.setStyle(this.el.nativeElement, 'background-color', this.colorPersonalizado);</text:p>
      <text:p text:style-name="P5"><text:s text:c="2"/>}</text:p>
      <text:p text:style-name="P5">}</text:p>
      <text:p text:style-name="P6">Ejemplo de uso en un componente: </text:p>
      <text:p text:style-name="P6">&lt;div miDirectiva="lightblue"&gt;</text:p>
      <text:p text:style-name="P6"><text:s text:c="2"/><text:tab/>Este es un ejemplo de componente que utiliza la directiva MiDirectiva.</text:p>
      <text:p text:style-name="P6">&lt;/div&gt;</text:p>
      <text:p text:style-name="P6"/>
      <text:p text:style-name="P6"/>
      <text:p text:style-name="P6"><text:soft-page-break/></text:p>
      <text:p text:style-name="P11">7.- Implementa un formulario model-driven en Angular con campos “Nombre” (cadena de texto requerida) y “Edad” (numero mayor a 0).</text:p>
      <text:p text:style-name="P6">export class Formulario implements OnInit{</text:p>
      <text:p text:style-name="P6"><text:tab/>formulario: FormGroup;</text:p>
      <text:p text:style-name="P6"><text:tab/>constructor(private fb: FormBuilder) {}</text:p>
      <text:p text:style-name="P6"><text:tab/>ngOnInit(): void {</text:p>
      <text:p text:style-name="P6"><text:tab/><text:tab/>this.formulario = this.fb.group({</text:p>
      <text:p text:style-name="P6"><text:tab/><text:tab/><text:tab/>nombre: [‘’, Validators.required],</text:p>
      <text:p text:style-name="P6"><text:tab/><text:tab/><text:tab/>edad: [null, Validators.min(1)]</text:p>
      <text:p text:style-name="P6"><text:tab/><text:tab/>});</text:p>
      <text:p text:style-name="P6"><text:tab/>}</text:p>
      <text:p text:style-name="P6">}</text:p>
      <text:p text:style-name="P6"/>
      <text:p text:style-name="P11">8.- Crea un servicio “Contador” con un método que devuelva un observable donde recogeremos el numero de veces que se ha llamado a otro método del servicio llamado “contar”. Pon un ejemplo de uso de este servicio.</text:p>
      <text:p text:style-name="P6">export class ContadorService {</text:p>
      <text:p text:style-name="P6"><text:s text:c="2"/>private contador: number = 0;</text:p>
      <text:p text:style-name="P6"><text:s text:c="2"/>private contadorSubject = new Subject&lt;number&gt;();</text:p>
      <text:p text:style-name="P6"/>
      <text:p text:style-name="P6"><text:s text:c="2"/>constructor() { }</text:p>
      <text:p text:style-name="P6"/>
      <text:p text:style-name="P6"><text:s text:c="2"/>contar(): void {</text:p>
      <text:p text:style-name="P6"><text:s text:c="4"/>this.contador++;</text:p>
      <text:p text:style-name="P6"><text:s text:c="4"/>this.contadorSubject.next(this.contador);</text:p>
      <text:p text:style-name="P6"><text:s text:c="2"/>}</text:p>
      <text:p text:style-name="P6"/>
      <text:p text:style-name="P6"><text:s text:c="2"/>obtenerContador(): Observable&lt;number&gt; {</text:p>
      <text:p text:style-name="P6"><text:s text:c="4"/>return this.contadorSubject.asObservable();</text:p>
      <text:p text:style-name="P6"><text:s text:c="2"/>}</text:p>
      <text:p text:style-name="P6">}</text:p>
      <text:p text:style-name="P6"/>
      <text:p text:style-name="P11"><text:soft-page-break/>Ejemplo de uso: </text:p>
      <text:p text:style-name="P6">export class EjemploComponenteComponent implements OnInit {</text:p>
      <text:p text:style-name="P6"><text:s text:c="2"/>contadorActual: number;</text:p>
      <text:p text:style-name="P6"/>
      <text:p text:style-name="P6"><text:s text:c="2"/>constructor(private contadorService: ContadorService) { }</text:p>
      <text:p text:style-name="P6"/>
      <text:p text:style-name="P6"><text:s text:c="2"/>ngOnInit(): void {</text:p>
      <text:p text:style-name="P6"><text:s text:c="4"/>this.contadorService.obtenerContador().subscribe(contador =&gt; {</text:p>
      <text:p text:style-name="P6"><text:s text:c="6"/>this.contadorActual = contador;</text:p>
      <text:p text:style-name="P6"><text:s text:c="4"/>});</text:p>
      <text:p text:style-name="P6"><text:s text:c="2"/>}</text:p>
      <text:p text:style-name="P6"><text:s text:c="2"/>incrementarContador() {</text:p>
      <text:p text:style-name="P6"><text:s text:c="4"/>this.contadorService.contar();</text:p>
      <text:p text:style-name="P6"><text:s text:c="2"/>}</text:p>
      <text:p text:style-name="P6">}</text:p>
      <text:p text:style-name="P6"/>
      <text:p text:style-name="P12">9.- En Angular, ¿cómo se capturan y utilizan los parámetros de una ruta en un componente?</text:p>
      <text:p text:style-name="P7">En primer lugar defines las rutas en el app-routing.ts : </text:p>
      <text:p text:style-name="P7"><text:tab/>const routes: Routes = [</text:p>
      <text:p text:style-name="P7"><text:s text:c="2"/><text:tab/><text:tab/>{ path: 'producto/:id', component: DetalleProductoComponent }</text:p>
      <text:p text:style-name="P7"><text:tab/>];</text:p>
      <text:p text:style-name="P7">Y luego se utilizan asi en un componente: </text:p>
      <text:p text:style-name="P7"><text:tab/>import { ActivatedRoute } from '@angular/router';</text:p>
      <text:p text:style-name="P7"><text:tab/>export class DetalleProductoComponent implements OnInit {</text:p>
      <text:p text:style-name="P7"><text:s text:c="2"/><text:tab/><text:tab/>productId: string;</text:p>
      <text:p text:style-name="P7"><text:s text:c="2"/><text:tab/><text:tab/>constructor(private route: ActivatedRoute) { }</text:p>
      <text:p text:style-name="P7"><text:s text:c="2"/><text:tab/><text:tab/>ngOnInit(): void {</text:p>
      <text:p text:style-name="P7"><text:s text:c="4"/><text:tab/><text:tab/><text:tab/>this.route.params.subscribe(params =&gt; {</text:p>
      <text:p text:style-name="P7"><text:s text:c="6"/><text:tab/><text:tab/><text:tab/><text:tab/>this.productId = params['id'];</text:p>
      <text:p text:style-name="P7"><text:s text:c="4"/><text:tab/><text:tab/><text:tab/>});</text:p>
      <text:p text:style-name="P7"><text:s text:c="2"/><text:tab/><text:tab/>}<text:tab/></text:p>
      <text:p text:style-name="P7"><text:tab/>}</text:p>
      <text:p text:style-name="P7"><text:soft-page-break/></text:p>
      <text:p text:style-name="P14"><text:tab/><text:tab/><text:tab/><text:tab/><text:span text:style-name="T3">REPASO CÓDIGOS</text:span></text:p>
      <text:p text:style-name="P21"/>
      <text:p text:style-name="P26">INPUTS:</text:p>
      <text:p text:style-name="P27">Componente Hijo:</text:p>
      <text:p text:style-name="P14"><text:tab/>TS: </text:p>
      <text:p text:style-name="P14"><text:tab/><text:tab/>@Input() nombre!: string</text:p>
      <text:p text:style-name="P14"><text:tab/>HTML:</text:p>
      <text:p text:style-name="P14"><text:tab/><text:tab/>&lt;p&gt;Hola soy {{nombre}}&lt;/p&gt;</text:p>
      <text:p text:style-name="P27">Componente Padre: </text:p>
      <text:p text:style-name="P14">&lt;app-hijo [nombre]=”nombre”&gt;&lt;/app-hijo&gt;</text:p>
      <text:p text:style-name="P14"/>
      <text:p text:style-name="P26">OUTPUTS:</text:p>
      <text:p text:style-name="P27">Componente Hijo:</text:p>
      <text:p text:style-name="P14"><text:tab/>TS:</text:p>
      <text:p text:style-name="P14"><text:tab/><text:tab/>@Output() dinero: any = new EventEmitter&lt;any&gt;()</text:p>
      <text:p text:style-name="P14"><text:tab/><text:tab/>mostrarDinero(){</text:p>
      <text:p text:style-name="P14"><text:tab/><text:tab/><text:tab/>this.dinero.emit(24)</text:p>
      <text:p text:style-name="P14"><text:tab/><text:tab/>}</text:p>
      <text:p text:style-name="P14"/>
      <text:p text:style-name="P27">Componente Padre:</text:p>
      <text:p text:style-name="P14"><text:tab/>TS:</text:p>
      <text:p text:style-name="P14"><text:tab/><text:tab/>public dinero : number = 0</text:p>
      <text:p text:style-name="P14"><text:tab/><text:tab/></text:p>
      <text:p text:style-name="P14"><text:tab/><text:tab/>recogerDinero(dinero:number){</text:p>
      <text:p text:style-name="P14"><text:tab/><text:tab/><text:tab/>this.dinero = dinero</text:p>
      <text:p text:style-name="P14"><text:tab/><text:tab/>}</text:p>
      <text:p text:style-name="P14"><text:tab/>HTML:</text:p>
      <text:p text:style-name="P14"><text:tab/><text:tab/>&lt;app-hijo (dinero)=”recogerDinero($event)”&gt;&lt;/app-hijo&gt;</text:p>
      <text:p text:style-name="P14"/>
      <text:p text:style-name="P14"/>
      <text:p text:style-name="P14"/>
      <text:p text:style-name="P14"><text:soft-page-break/></text:p>
      <text:p text:style-name="P26">PASAR DATOS POR PARÁMETROS</text:p>
      <text:p text:style-name="P14"><text:tab/><text:span text:style-name="T8">app-routing:</text:span></text:p>
      <text:p text:style-name="P14"><text:tab/><text:tab/>{path: ‘paginaDetalle/:nombre’, component PaginaDetalle}</text:p>
      <text:p text:style-name="P14"/>
      <text:p text:style-name="P14"><text:tab/><text:span text:style-name="T8">formulario.ts:</text:span></text:p>
      <text:p text:style-name="P14"><text:tab/><text:tab/>enviarDatos(){</text:p>
      <text:p text:style-name="P14"><text:tab/><text:tab/><text:tab/>this.router.navigate([‘paginaDetalle’,this.formulario.value[‘nombre’]<text:span text:style-name="T4">])</text:span></text:p>
      <text:p text:style-name="P14"/>
      <text:p text:style-name="P14"><text:tab/><text:span text:style-name="T9">formulario.html</text:span></text:p>
      <text:p text:style-name="P14"><text:tab/><text:tab/>&lt;form [formGroup]="formulario" (ngSubmit)="enviarDatos()"&gt;</text:p>
      <text:p text:style-name="P14"/>
      <text:p text:style-name="P14"/>
      <text:p text:style-name="P26">FORMULARIO REACTIVO</text:p>
      <text:p text:style-name="P15"><text:tab/><text:span text:style-name="T10">appModule:</text:span></text:p>
      <text:p text:style-name="P15"><text:tab/><text:tab/><text:span text:style-name="T6">En imports:</text:span></text:p>
      <text:p text:style-name="P15"><text:tab/><text:tab/><text:tab/><text:span text:style-name="T6">ReactiveFormsModule</text:span></text:p>
      <text:p text:style-name="P15"/>
      <text:p text:style-name="P15"><text:tab/><text:span text:style-name="T11">formulario.ts:</text:span></text:p>
      <text:p text:style-name="P15"><text:tab/>export class FormularioComponent implements OnInit{</text:p>
      <text:p text:style-name="P15"><text:s text:c="2"/><text:tab/><text:tab/>formulario!: FormGroup;</text:p>
      <text:p text:style-name="P15"><text:s text:c="2"/><text:tab/><text:tab/>constructor(private fb: FormBuilder, private router: Router) {}</text:p>
      <text:p text:style-name="P15"/>
      <text:p text:style-name="P15"><text:s/><text:tab/> ngOnInit(): void {</text:p>
      <text:p text:style-name="P15"><text:s text:c="4"/><text:tab/><text:tab/>this.formulario = this.fb.group({</text:p>
      <text:p text:style-name="P15"><text:s text:c="6"/><text:tab/><text:tab/>nombre: ['',Validators.required],</text:p>
      <text:p text:style-name="P15"><text:s text:c="4"/><text:tab/><text:tab/>});</text:p>
      <text:p text:style-name="P15"><text:s text:c="2"/><text:tab/>}</text:p>
      <text:p text:style-name="P15"/>
      <text:p text:style-name="P15"/>
      <text:p text:style-name="P15"/>
      <text:p text:style-name="P15"/>
      <text:p text:style-name="P15"><text:soft-page-break/><text:tab/><text:span text:style-name="T11">html:</text:span></text:p>
      <text:p text:style-name="P15"/>
      <text:p text:style-name="P15"><text:tab/>&lt;form [formGroup]="formulario" (ngSubmit)="enviarDatos()"&gt;</text:p>
      <text:p text:style-name="P15"><text:s text:c="12"/>&lt;div&gt;</text:p>
      <text:p text:style-name="P15"><text:s text:c="16"/>&lt;label for="nombre"&gt;Nombre: &lt;/label&gt;</text:p>
      <text:p text:style-name="P15"><text:s text:c="16"/>&lt;input type="text" id="nombre" formControlName="nombre"&gt;</text:p>
      <text:p text:style-name="P15"><text:s text:c="7"/>&lt;div *ngIf="formulario.get('nombre')?.invalid &amp;&amp; formulario.get('nombre')?.touched"&gt;</text:p>
      <text:p text:style-name="P15"><text:s text:c="20"/>&lt;div *ngIf="formulario.get('nombre')?.errors"&gt;El nombre es obligatorio&lt;/div&gt;</text:p>
      <text:p text:style-name="P15"><text:s text:c="8"/>&lt;/div&gt;</text:p>
      <text:p text:style-name="P15"/>
      <text:p text:style-name="P25">TUBERIAS</text:p>
      <text:p text:style-name="P28">ts:</text:p>
      <text:p text:style-name="P16"><text:tab/>import { Pipe, PipeTransform } from '@angular/core';</text:p>
      <text:p text:style-name="P16"><text:tab/>@Pipe({</text:p>
      <text:p text:style-name="P16"><text:s text:c="2"/><text:tab/>name: 'tuberiaMayusculas'</text:p>
      <text:p text:style-name="P16"><text:tab/>})</text:p>
      <text:p text:style-name="P16"><text:tab/>export class TuberiaMayusculasPipe implements PipeTransform {</text:p>
      <text:p text:style-name="P16"><text:s text:c="2"/><text:tab/>transform(mensaje: String): String {</text:p>
      <text:p text:style-name="P16"><text:s text:c="4"/><text:tab/>return mensaje.toUpperCase();</text:p>
      <text:p text:style-name="P16"><text:s text:c="2"/><text:tab/>}</text:p>
      <text:p text:style-name="P16"><text:tab/>}</text:p>
      <text:p text:style-name="P16"/>
      <text:p text:style-name="P29">html:</text:p>
      <text:p text:style-name="P17"><text:tab/>{{mensaje | tuberiaMayusculas}}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4"><text:soft-page-break/>GUARDS</text:p>
      <text:p text:style-name="P30">ts:</text:p>
      <text:p text:style-name="P18">import { inject } from '@angular/core';</text:p>
      <text:p text:style-name="P18">import { CanActivateFn, Router } from '@angular/router';</text:p>
      <text:p text:style-name="P18">import { LoginService } from '../servicios/servicioLogin/login.service';</text:p>
      <text:p text:style-name="P18"/>
      <text:p text:style-name="P18">export const loginGuardGuard: CanActivateFn = (route, state) =&gt; {</text:p>
      <text:p text:style-name="P18"><text:s text:c="2"/>if(inject(LoginService).estaLogueado()){</text:p>
      <text:p text:style-name="P18"><text:s text:c="4"/>return true;</text:p>
      <text:p text:style-name="P18"><text:s text:c="2"/>} else {</text:p>
      <text:p text:style-name="P18"><text:s text:c="3"/>inject(Router).navigate(["/login"]);</text:p>
      <text:p text:style-name="P18"><text:s text:c="4"/>return false;</text:p>
      <text:p text:style-name="P18"><text:s text:c="2"/>}</text:p>
      <text:p text:style-name="P18">};</text:p>
      <text:p text:style-name="P18"/>
      <text:p text:style-name="P30">app-routing:</text:p>
      <text:p text:style-name="P18">{path: 'formulario', component: FormularioComponent, canActivate: [loginGuardGuard]},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23">DIRECTIVAS</text:p>
      <text:p text:style-name="P31">ts:</text:p>
      <text:p text:style-name="P19">import { Directive, ElementRef, HostListener, Input, Renderer2 } from '@angular/core';</text:p>
      <text:p text:style-name="P19">@Directive({</text:p>
      <text:p text:style-name="P19"><text:s text:c="2"/>selector: '[appDirectivaColor]'</text:p>
      <text:p text:style-name="P19">})</text:p>
      <text:p text:style-name="P19">export class DirectivaColorDirective {</text:p>
      <text:p text:style-name="P19"><text:s text:c="2"/>@Input('textoColor') color: any;</text:p>
      <text:p text:style-name="P19"/>
      <text:p text:style-name="P19"><text:s text:c="2"/>constructor(private el: ElementRef, private renderer: Renderer2) { }</text:p>
      <text:p text:style-name="P19"/>
      <text:p text:style-name="P19"><text:s text:c="2"/>@HostListener('mouseenter') ratonEncima() {</text:p>
      <text:p text:style-name="P19"><text:s text:c="4"/>this.renderer.setStyle(this.el.nativeElement, 'color', `${this.color}`);</text:p>
      <text:p text:style-name="P19"><text:s text:c="2"/>}</text:p>
      <text:p text:style-name="P19"/>
      <text:p text:style-name="P19"><text:s text:c="2"/>@HostListener('mouseleave') ratonFuera() {</text:p>
      <text:p text:style-name="P19"><text:s text:c="4"/>this.renderer.removeStyle(this.el.nativeElement, 'color');</text:p>
      <text:p text:style-name="P19"><text:s text:c="2"/>}</text:p>
      <text:p text:style-name="P19">}</text:p>
      <text:p text:style-name="P19"/>
      <text:p text:style-name="P31">html:</text:p>
      <text:p text:style-name="P19">&lt;h2 appDirectivaColor [textoColor]="{color: 'red'}"&gt;{{nombre}}&lt;/h2&gt;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<text:soft-page-break/>OBSERVABLES</text:p>
      <text:p text:style-name="P32">descripcionService:</text:p>
      <text:p text:style-name="P20"/>
      <text:p text:style-name="P20">import { Injectable } from '@angular/core';</text:p>
      <text:p text:style-name="P20">import { BehaviorSubject, Observable } from 'rxjs';</text:p>
      <text:p text:style-name="P20"/>
      <text:p text:style-name="P20">@Injectable({</text:p>
      <text:p text:style-name="P20"><text:s text:c="2"/>providedIn: 'root'</text:p>
      <text:p text:style-name="P20">})</text:p>
      <text:p text:style-name="P20">export class ServicioDescripcionService {</text:p>
      <text:p text:style-name="P20"/>
      <text:p text:style-name="P20"><text:s text:c="2"/>private descripcion$: BehaviorSubject&lt;string&gt; = new BehaviorSubject('')</text:p>
      <text:p text:style-name="P20"><text:s text:c="2"/>constructor() { }</text:p>
      <text:p text:style-name="P20"/>
      <text:p text:style-name="P20"><text:s text:c="2"/>enviarDescripcion(descripcion: string) {</text:p>
      <text:p text:style-name="P20"><text:s text:c="4"/>let descrip = descripcion</text:p>
      <text:p text:style-name="P20"><text:s text:c="4"/>this.descripcion$.next(descrip)</text:p>
      <text:p text:style-name="P20"><text:s text:c="2"/>}</text:p>
      <text:p text:style-name="P20"/>
      <text:p text:style-name="P20"><text:s text:c="2"/>getDescripcion$(): Observable&lt;string&gt; {</text:p>
      <text:p text:style-name="P20"><text:s text:c="4"/>return this.descripcion$.asObservable()</text:p>
      <text:p text:style-name="P20"><text:s text:c="2"/>}</text:p>
      <text:p text:style-name="P20">}</text:p>
      <text:p text:style-name="P20"/>
      <text:p text:style-name="P32">hijo.ts:</text:p>
      <text:p text:style-name="P20">enviarDescripcion(descripcion: string) {</text:p>
      <text:p text:style-name="P20"><text:s text:c="4"/>this.descripcionService.enviarDescripcion(descripcion)</text:p>
      <text:p text:style-name="P20"><text:s text:c="2"/>}</text:p>
      <text:p text:style-name="P32">hijo.html:</text:p>
      <text:p text:style-name="P20">&lt;input type="text" #inputDescripcion&gt;</text:p>
      <text:p text:style-name="P20">&lt;button (click)="enviarDescripcion(inputDescripcion.value)"&gt;Agregar Descripcion&lt;/button&gt;</text:p>
      <text:p text:style-name="P20"/>
      <text:p text:style-name="P20"><text:soft-page-break/></text:p>
      <text:p text:style-name="P32">padre.ts:</text:p>
      <text:p text:style-name="P20">public descripcion!: string</text:p>
      <text:p text:style-name="P20"/>
      <text:p text:style-name="P20">constructor(private descripcionService: ServicioDescripcionService){}</text:p>
      <text:p text:style-name="P20"/>
      <text:p text:style-name="P20">ngOnInit(): void {</text:p>
      <text:p text:style-name="P20"><text:tab/>this.descripcionService.getDescripcion$().subscribe(descripcion =&gt; {</text:p>
      <text:p text:style-name="P20"><text:tab/><text:tab/>this.descripcion = descripcion</text:p>
      <text:p text:style-name="P20"><text:tab/>}</text:p>
      <text:p text:style-name="P20"/>
      <text:p text:style-name="P32">padre.html</text:p>
      <text:p text:style-name="P20"><text:tab/>&lt;p&gt;La descripcion es: {{descripcion}}&lt;/p&gt;</text:p>
      <text:p text:style-name="P20"/>
      <text:p text:style-name="P19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2T18:24:30.204000000</meta:creation-date>
    <dc:date>2024-03-05T00:36:42.778000000</dc:date>
    <meta:editing-duration>PT44M43S</meta:editing-duration>
    <meta:editing-cycles>16</meta:editing-cycles>
    <meta:generator>LibreOffice/24.2.0.3$Windows_X86_64 LibreOffice_project/da48488a73ddd66ea24cf16bbc4f7b9c08e9bea1</meta:generator>
    <meta:document-statistic meta:table-count="0" meta:image-count="0" meta:object-count="0" meta:page-count="11" meta:paragraph-count="227" meta:word-count="914" meta:character-count="8218" meta:non-whitespace-character-count="7083"/>
  </office:meta>
</office:document-meta>
</file>